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oS search on imagin*</text:p>
      <text:p text:style-name="Standard"/>
      <text:p text:style-name="Standard">TS=(imagin*) <text:line-break/> Analysis:  Subject Areas=(SOCIAL SCIENCES, BIOMEDICAL OR LITERARY THEORY &amp; CRITICISM OR LITERATURE OR HUMANITIES, MULTIDISCIPLINARY OR COMMUNICATION OR URBAN STUDIES OR SOCIAL ISSUES OR ANTHROPOLOGY OR PSYCHOLOGY, PSYCHOANALYSIS OR SOCIOLOGY OR SOCIAL SCIENCES, INTERDISCIPLINARY OR WOMEN'S STUDIES OR POLITICAL SCIENCE OR INTERNATIONAL RELATIONS OR LINGUISTICS OR HISTORY OF SOCIAL SCIENCES OR HISTORY &amp; PHILOSOPHY OF SCIENCE) AND Document Type=(BOOK REVIEW) </text:p>
      <text:p text:style-name="Standard"/>
      <text:p text:style-name="Standard"/>
      <text:p text:style-name="Standard">Topic=(imaginar*)</text:p>
      <text:section text:style-name="Sect1" text:name="refineDiv">
        <text:p text:style-name="Standard"/>
      </text:section>
      <text:section text:style-name="Sect1" text:name="limitsDiv">
        <text:p text:style-name="Standard">Timespan=All Years. Databases=SSCI, A&amp;HCI. </text:p>
      </text:section>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10-04-15T10:50:21.38</meta:creation-date>
    <meta:document-statistic meta:table-count="0" meta:image-count="0" meta:object-count="0" meta:page-count="1" meta:paragraph-count="4" meta:word-count="70" meta:character-count="556"/>
    <dc:date>2010-04-15T10:57:33.43</dc:date>
    <dc:creator>abm </dc:creator>
    <meta:editing-duration>PT00H02M01S</meta:editing-duration>
    <meta:editing-cycles>1</meta:editing-cycles>
    <meta:generator>OpenOffice.org/3.1$Win32 OpenOffice.org_project/310m11$Build-9399</meta:generator>
  </office:meta>
</office:document-meta>
</file>